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2000000020EC3B644C412E328F.png" manifest:media-type="image/png"/>
  <manifest:file-entry manifest:full-path="Pictures/10001A820000034F0000034F6F6873DFF70DC271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2" svg:font-family="'Liberation Serif'"/>
    <style:font-face style:name="Lohit Hindi2" svg:font-family="'Lohit Hindi'"/>
    <style:font-face style:name="Liberation Serif1" svg:font-family="'Liberation Serif'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ba1f3" officeooo:paragraph-rsid="000ba1f3"/>
    </style:style>
    <style:style style:name="P2" style:family="paragraph" style:parent-style-name="Standard">
      <style:text-properties officeooo:rsid="000d0dfa" officeooo:paragraph-rsid="000d0dfa"/>
    </style:style>
    <style:style style:name="P3" style:family="paragraph" style:parent-style-name="Standard">
      <style:text-properties officeooo:paragraph-rsid="0015306b"/>
    </style:style>
    <style:style style:name="P4" style:family="paragraph" style:parent-style-name="Standard">
      <style:text-properties officeooo:rsid="001fc17a" officeooo:paragraph-rsid="001fc17a"/>
    </style:style>
    <style:style style:name="P5" style:family="paragraph" style:parent-style-name="Standard">
      <style:text-properties officeooo:rsid="001fc17a" officeooo:paragraph-rsid="0020284f"/>
    </style:style>
    <style:style style:name="P6" style:family="paragraph" style:parent-style-name="Standard">
      <style:text-properties officeooo:rsid="001fc17a" officeooo:paragraph-rsid="002f6060"/>
    </style:style>
    <style:style style:name="P7" style:family="paragraph" style:parent-style-name="Standard">
      <style:text-properties officeooo:rsid="001fc17a" officeooo:paragraph-rsid="004bba73"/>
    </style:style>
    <style:style style:name="P8" style:family="paragraph" style:parent-style-name="Standard">
      <style:text-properties officeooo:paragraph-rsid="002eb7c8"/>
    </style:style>
    <style:style style:name="P9" style:family="paragraph" style:parent-style-name="Footer">
      <style:text-properties officeooo:paragraph-rsid="0007faa9"/>
    </style:style>
    <style:style style:name="P10" style:family="paragraph">
      <loext:graphic-properties draw:fill="none" draw:fill-color="#ffffff"/>
      <style:paragraph-properties style:writing-mode="lr-tb"/>
      <style:text-properties fo:font-size="12pt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hatch" draw:fill-color="#ffffff" draw:fill-hatch-name="Blue_20_45_20_Degrees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text-align="center" style:writing-mode="lr-tb"/>
      <style:text-properties fo:font-size="12pt"/>
    </style:style>
    <style:style style:name="P15" style:family="paragraph">
      <loext:graphic-properties draw:fill-color="#ffffff"/>
      <style:paragraph-properties fo:text-align="center" style:writing-mode="lr-tb"/>
      <style:text-properties fo:font-size="12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style:paragraph-properties fo:text-align="center" style:writing-mode="lr-tb"/>
    </style:style>
    <style:style style:name="P19" style:family="paragraph">
      <loext:graphic-properties draw:fill-color="#ffffff"/>
      <style:paragraph-properties fo:text-align="center" style:writing-mode="lr-tb"/>
    </style:style>
    <style:style style:name="P20" style:family="paragraph">
      <loext:graphic-properties draw:fill="hatch" draw:fill-color="#99ccff" draw:fill-hatch-name="Blue_20_45_20_Degrees"/>
    </style:style>
    <style:style style:name="P21" style:family="paragraph">
      <style:paragraph-properties fo:text-align="start" style:writing-mode="lr-tb"/>
    </style:style>
    <style:style style:name="P22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23" style:family="paragraph">
      <loext:graphic-properties draw:fill="none"/>
      <style:paragraph-properties fo:text-align="center"/>
    </style:style>
    <style:style style:name="T1" style:family="text">
      <style:text-properties officeooo:rsid="005f61d4"/>
    </style:style>
    <style:style style:name="T2" style:family="text">
      <style:text-properties officeooo:rsid="00120fb4"/>
    </style:style>
    <style:style style:name="T3" style:family="text">
      <style:text-properties officeooo:rsid="00169344"/>
    </style:style>
    <style:style style:name="T4" style:family="text">
      <style:text-properties officeooo:rsid="00208748"/>
    </style:style>
    <style:style style:name="T5" style:family="text">
      <style:text-properties officeooo:rsid="002d82a6"/>
    </style:style>
    <style:style style:name="T6" style:family="text">
      <style:text-properties officeooo:rsid="00397164"/>
    </style:style>
    <style:style style:name="T7" style:family="text">
      <style:text-properties officeooo:rsid="003cc6f3"/>
    </style:style>
    <style:style style:name="T8" style:family="text">
      <style:text-properties officeooo:rsid="003e977e"/>
    </style:style>
    <style:style style:name="T9" style:family="text">
      <style:text-properties officeooo:rsid="004a42b5"/>
    </style:style>
    <style:style style:name="T10" style:family="text">
      <style:text-properties fo:font-size="12pt"/>
    </style:style>
    <style:style style:name="T11" style:family="text">
      <style:text-properties fo:color="#000000" loext:opacity="100%" style:font-name="Liberation Serif2" fo:font-size="12pt" style:font-size-asian="12pt" style:font-name-complex="Liberation Serif2" style:font-size-complex="12pt"/>
    </style:style>
    <style:style style:name="T12" style:family="text">
      <style:text-properties fo:color="#000000" loext:opacity="100%" style:font-name="Liberation Serif2" fo:font-size="12pt" fo:font-weight="bold" style:font-size-asian="12pt" style:font-name-complex="Liberation Serif2" style:font-size-complex="12pt" style:font-weight-complex="bold"/>
    </style:style>
    <style:style style:name="fr1" style:family="graphic" style:parent-style-name="Formula">
      <style:graphic-properties style:vertical-pos="from-top" style:vertical-rel="page" style:horizontal-pos="from-left" style:horizontal-rel="page" draw:ole-draw-aspect="1"/>
    </style:style>
    <style:style style:name="gr1" style:family="graphic">
      <style:graphic-properties draw:stroke="none" svg:stroke-color="#000000" draw:fill="none" draw:fill-color="#ffffff" fo:min-height="0.7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="solid" draw:fill-color="#ffffff" draw:textarea-horizontal-align="justify" draw:textarea-vertical-align="middle" draw:auto-grow-height="false" fo:min-height="0.5728in" fo:min-width="0.3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2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="hatch" draw:fill-color="#ffffff" draw:fill-hatch-name="Blue_20_45_20_Degrees" draw:textarea-horizontal-align="justify" draw:textarea-vertical-align="middle" draw:auto-grow-height="false" fo:min-height="0.7665in" fo:min-width="0.7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ffffff" draw:textarea-horizontal-align="justify" draw:textarea-vertical-align="middle" draw:auto-grow-height="false" fo:min-height="0.3028in" fo:min-width="0.3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-color="#ffffff" draw:textarea-horizontal-align="justify" draw:textarea-vertical-align="middle" draw:auto-grow-height="false" fo:min-height="1.9165in" fo:min-width="2.9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7673in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color="#ffffff" draw:fill="solid" draw:fill-color="#ffffff" draw:textarea-horizontal-align="justify" draw:textarea-vertical-align="middle" draw:auto-grow-height="false" fo:min-height="0.472in" fo:min-width="0.2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="none" draw:fill-color="#ffffff" draw:textarea-horizontal-align="justify" draw:textarea-vertical-align="middle" draw:auto-grow-height="false" fo:min-height="0.7665in" fo:min-width="0.7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ffffff" draw:textarea-horizontal-align="justify" draw:textarea-vertical-align="middle" draw:auto-grow-height="false" fo:min-height="0.302in" fo:min-width="0.3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color="#ffffff" draw:fill="hatch" draw:fill-color="#99ccff" draw:fill-hatch-name="Blue_20_45_20_Degrees" draw:textarea-horizontal-align="justify" draw:textarea-vertical-align="middle" draw:auto-grow-height="false" fo:min-height="0.6272in" fo:min-width="0.2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2.8543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428in" fo:padding-top="0in" fo:padding-bottom="0in" fo:padding-left="0in" fo:padding-right="0in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002in" fo:padding-top="0in" fo:padding-bottom="0in" fo:padding-left="0in" fo:padding-right="0in" style:run-through="foreground"/>
      <style:paragraph-properties style:writing-mode="lr-tb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3445in" fo:padding-top="0in" fo:padding-bottom="0in" fo:padding-left="0in" fo:padding-right="0in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8484in" fo:padding-top="0in" fo:padding-bottom="0in" fo:padding-left="0in" fo:padding-right="0in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6638in" fo:padding-top="0in" fo:padding-bottom="0in" fo:padding-left="0in" fo:padding-right="0in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2236in" fo:padding-top="0in" fo:padding-bottom="0in" fo:padding-left="0in" fo:padding-right="0in" style:run-through="foreground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3992in" fo:padding-top="0in" fo:padding-bottom="0in" fo:padding-left="0in" fo:padding-right="0in" style:run-through="foreground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5209in" fo:padding-top="0in" fo:padding-bottom="0in" fo:padding-left="0in" fo:padding-right="0in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bject2" text:anchor-type="page" text:anchor-page-number="2" svg:x="1.811in" svg:y="9.9528in" svg:width="1.9634in" svg:height="0.1839in" draw:z-index="59">
        <draw:object xlink:href="./Object 2" xlink:type="simple" xlink:show="embed" xlink:actuate="onLoad"/>
        <draw:image xlink:href="./ObjectReplacements/Object 2" xlink:type="simple" xlink:show="embed" xlink:actuate="onLoad"/>
      </draw:frame>
      <draw:frame draw:style-name="fr1" draw:name="Object1" text:anchor-type="page" text:anchor-page-number="2" svg:x="1.8563in" svg:y="7in" svg:width="1.2571in" svg:height="0.1839in" draw:z-index="48">
        <draw:object xlink:href="./Object 1" xlink:type="simple" xlink:show="embed" xlink:actuate="onLoad"/>
        <draw:image xlink:href="./ObjectReplacements/Object 1" xlink:type="simple" xlink:show="embed" xlink:actuate="onLoad"/>
      </draw:frame>
      <draw:frame text:anchor-type="page" text:anchor-page-number="3" draw:z-index="69" draw:name="Shape6_31" draw:style-name="gr8" draw:text-style-name="P10" svg:width="0.2898in" svg:height="0.7677in" svg:x="2.8445in" svg:y="2.0335in">
        <draw:text-box>
          <text:p><text:span text:style-name="T10">3</text:span></text:p>
          <text:p><text:span text:style-name="T10">5</text:span></text:p>
          <text:p><text:span text:style-name="T10">7</text:span></text:p>
          <text:p><text:span text:style-name="T10">9</text:span></text:p>
        </draw:text-box>
      </draw:frame>
      <text:p text:style-name="Standard"><draw:g text:anchor-type="paragraph" draw:z-index="0" draw:name="Shape1" draw:style-name="gr17"><draw:frame draw:style-name="gr18" draw:text-style-name="P22" svg:width="0.428in" svg:height="0.1925in" svg:x="0in" svg:y="0.0008in"><draw:text-box><text:p text:style-name="P21"><text:span text:style-name="T12">Nama</text:span></text:p></draw:text-box></draw:frame><draw:frame draw:style-name="gr19" draw:text-style-name="P22" svg:width="1.0024in" svg:height="0.1925in" svg:x="0.9846in" svg:y="0.0008in"><draw:text-box><text:p text:style-name="P21"><text:span text:style-name="T12">: Eko Saputra</text:span></text:p></draw:text-box></draw:frame><draw:frame draw:style-name="gr20" draw:text-style-name="P22" svg:width="0.3449in" svg:height="0.1925in" svg:x="0in" svg:y="0.2217in"><draw:text-box><text:p text:style-name="P21"><text:span text:style-name="T12">NIM</text:span></text:p></draw:text-box></draw:frame><draw:frame draw:style-name="gr21" draw:text-style-name="P22" svg:width="0.8488in" svg:height="0.1925in" svg:x="0.9846in" svg:y="0.2217in"><draw:text-box><text:p text:style-name="P21"><text:span text:style-name="T12">: 201420001</text:span></text:p></draw:text-box></draw:frame><draw:frame draw:style-name="gr22" draw:text-style-name="P22" svg:width="0.6642in" svg:height="0.1925in" svg:x="0in" svg:y="0.4409in"><draw:text-box><text:p text:style-name="P21"><text:span text:style-name="T12">Fakultas </text:span></text:p></draw:text-box></draw:frame><draw:frame draw:style-name="gr23" draw:text-style-name="P22" svg:width="1.224in" svg:height="0.1925in" svg:x="0.9846in" svg:y="0.4409in"><draw:text-box><text:p text:style-name="P21"><text:span text:style-name="T12">: Ilmu Komputer</text:span></text:p></draw:text-box></draw:frame><draw:frame draw:style-name="gr24" draw:text-style-name="P22" svg:width="0.3996in" svg:height="0.1925in" svg:x="0in" svg:y="0.6618in"><draw:text-box><text:p text:style-name="P21"><text:span text:style-name="T12">Prodi</text:span></text:p></draw:text-box></draw:frame><draw:frame draw:style-name="gr25" draw:text-style-name="P22" svg:width="1.5213in" svg:height="0.1925in" svg:x="0.9846in" svg:y="0.6618in"><draw:text-box><text:p text:style-name="P21"><text:span text:style-name="T12">: Teknik Informatika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1. Gambarkan dengan diagram Venn himpunan – himpunan berikut ini :</text:p>
      <text:p text:style-name="P1"/>
      <text:p text:style-name="P2"><text:tab/>A. S = {0, 1, 2, 3, 4, 5, 6, 7, 8, 9}, A = {2, 3, 6, 7} dan B = {0, 3, 7, 8,9}</text:p>
      <text:p text:style-name="Standard"/>
      <text:p text:style-name="Standard"><draw:custom-shape text:anchor-type="paragraph" draw:z-index="7" draw:name="Shape4" draw:style-name="gr6" draw:text-style-name="P16" svg:width="2.9067in" svg:height="1.9169in" svg:x="1.0756in" svg:y="0.1256in"><text:p/><draw:enhanced-geometry svg:viewBox="0 0 21600 21600" draw:type="rectangle" draw:enhanced-path="M 0 0 L 21600 0 21600 21600 0 21600 0 0 Z N"/></draw:custom-shape><draw:custom-shape text:anchor-type="paragraph" draw:z-index="8" draw:name="Shape4_0" draw:style-name="gr11" draw:text-style-name="P19" svg:width="0.3961in" svg:height="0.3024in" svg:x="1.0756in" svg:y="0.1256in"><text:p text:style-name="P18">S</text:p><draw:enhanced-geometry svg:viewBox="0 0 21600 21600" draw:type="rectangle" draw:enhanced-path="M 0 0 L 21600 0 21600 21600 0 21600 0 0 Z N"/></draw:custom-shape><draw:custom-shape text:anchor-type="paragraph" draw:z-index="18" draw:name="Shape4_2" draw:style-name="gr11" draw:text-style-name="P19" svg:width="0.3961in" svg:height="0.3024in" svg:x="1.0756in" svg:y="3.1445in"><text:p text:style-name="P18">S</text:p><draw:enhanced-geometry svg:viewBox="0 0 21600 21600" draw:type="rectangle" draw:enhanced-path="M 0 0 L 21600 0 21600 21600 0 21600 0 0 Z N"/></draw:custom-shape><text:tab/><text:tab/></text:p>
      <text:p text:style-name="Standard"><draw:frame text:anchor-type="paragraph" draw:z-index="11" draw:name="Shape6" draw:style-name="gr3" draw:text-style-name="P13" svg:width="0.2898in" svg:height="0.2815in" svg:x="1.9528in" svg:y="0.1008in"><draw:text-box><text:p>A</text:p></draw:text-box></draw:frame><draw:frame text:anchor-type="paragraph" draw:z-index="12" draw:name="Shape6_0" draw:style-name="gr3" draw:text-style-name="P13" svg:width="0.2898in" svg:height="0.2815in" svg:x="2.7402in" svg:y="0.1008in"><draw:text-box><text:p>B</text:p></draw:text-box></draw:frame><draw:frame text:anchor-type="paragraph" draw:z-index="21" draw:name="Shape6_5" draw:style-name="gr3" draw:text-style-name="P13" svg:width="0.2898in" svg:height="0.2815in" svg:x="1.9528in" svg:y="3.1193in"><draw:text-box><text:p>A</text:p></draw:text-box></draw:frame><draw:frame text:anchor-type="paragraph" draw:z-index="22" draw:name="Shape6_6" draw:style-name="gr3" draw:text-style-name="P13" svg:width="0.2898in" svg:height="0.2815in" svg:x="2.7402in" svg:y="3.1193in"><draw:text-box><text:p>B</text:p></draw:text-box></draw:frame></text:p>
      <text:p text:style-name="Standard"><draw:custom-shape text:anchor-type="paragraph" draw:z-index="9" draw:name="Shape5" draw:style-name="gr10" draw:text-style-name="P17" svg:width="1.1189in" svg:height="1.0835in" svg:x="1.4984in" svg:y="0.1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Shape5_0" draw:style-name="gr10" draw:text-style-name="P17" svg:width="1.1189in" svg:height="1.0835in" svg:x="2.2862in" svg:y="0.1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Shape5_1" draw:style-name="gr10" draw:text-style-name="P17" svg:width="1.1189in" svg:height="1.0835in" svg:x="1.4984in" svg:y="3.20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Shape5_2" draw:style-name="gr10" draw:text-style-name="P17" svg:width="1.1189in" svg:height="1.0835in" svg:x="2.2862in" svg:y="3.20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><draw:frame text:anchor-type="paragraph" draw:z-index="13" draw:name="Shape6_1" draw:style-name="gr7" draw:text-style-name="P10" svg:width="0.2898in" svg:height="0.3843in" svg:x="2.3736in" svg:y="0.1819in"><draw:text-box><text:p><text:span text:style-name="T10">3</text:span></text:p><text:p><text:span text:style-name="T10">7</text:span></text:p></draw:text-box></draw:frame><draw:frame text:anchor-type="paragraph" draw:z-index="14" draw:name="Shape6_2" draw:style-name="gr7" draw:text-style-name="P10" svg:width="0.2898in" svg:height="0.3843in" svg:x="1.8484in" svg:y="0.1819in"><draw:text-box><text:p><text:span text:style-name="T10">2</text:span></text:p><text:p><text:span text:style-name="T10">6</text:span></text:p></draw:text-box></draw:frame><draw:frame text:anchor-type="paragraph" draw:z-index="15" draw:name="Shape6_3" draw:style-name="gr14" draw:text-style-name="P10" svg:width="0.2898in" svg:height="0.576in" svg:x="2.8984in" svg:y="0.0508in"><draw:text-box><text:p><text:span text:style-name="T10">0</text:span></text:p><text:p><text:span text:style-name="T10">8</text:span></text:p><text:p><text:span text:style-name="T10">9</text:span></text:p></draw:text-box></draw:frame><draw:frame text:anchor-type="paragraph" draw:z-index="23" draw:name="Shape6_7" draw:style-name="gr7" draw:text-style-name="P10" svg:width="0.2898in" svg:height="0.3843in" svg:x="2.3736in" svg:y="3.2008in"><draw:text-box><text:p><text:span text:style-name="T10">0</text:span></text:p></draw:text-box></draw:frame></text:p>
      <text:p text:style-name="Standard"/>
      <text:p text:style-name="Standard"/>
      <text:p text:style-name="Standard"/>
      <text:p text:style-name="Standard"/>
      <text:p text:style-name="Standard"><draw:frame text:anchor-type="paragraph" draw:z-index="16" draw:name="Shape6_4" draw:style-name="gr7" draw:text-style-name="P10" svg:width="0.8024in" svg:height="0.3843in" svg:x="2.0862in" svg:y="0.0984in"><draw:text-box><text:p><text:span text:style-name="T10">1 <text:s text:c="3"/>4 <text:s text:c="3"/>5</text:span></text:p></draw:text-box></draw:frame></text:p>
      <text:p text:style-name="Standard"/>
      <text:p text:style-name="Standard"/>
      <text:p text:style-name="P3"/>
      <text:p text:style-name="P8"><text:tab/><text:span text:style-name="T2">B. S = {0, 1, 2, 3, 4, 5, 6, 7, 8, 9}, A = {0, 1, 3, 5,7} dan B = {0, 2, 4, 6, 9}</text:span></text:p>
      <text:p text:style-name="Standard"/>
      <text:p text:style-name="Standard"/>
      <text:p text:style-name="Standard"><draw:custom-shape text:anchor-type="paragraph" draw:z-index="17" draw:name="Shape4_1" draw:style-name="gr6" draw:text-style-name="P16" svg:width="2.9067in" svg:height="1.9169in" svg:x="1.0756in" svg:y="0.078in"><text:p/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><draw:frame text:anchor-type="paragraph" draw:z-index="25" draw:name="Shape6_9" draw:style-name="gr1" draw:text-style-name="P10" svg:width="0.4378in" svg:height="0.7677in" svg:x="2.7673in" svg:y="0.1339in"><draw:text-box><text:p><text:span text:style-name="T10"><text:s text:c="3"/></text:span><text:span text:style-name="T10">2</text:span></text:p><text:p><text:span text:style-name="T10">4</text:span></text:p><text:p><text:span text:style-name="T10"><text:s text:c="5"/></text:span><text:span text:style-name="T10">6</text:span></text:p><text:p><text:span text:style-name="T10">9</text:span></text:p></draw:text-box></draw:frame></text:p>
      <text:p text:style-name="Standard"><draw:frame text:anchor-type="paragraph" draw:z-index="24" draw:name="Shape6_8" draw:style-name="gr1" draw:text-style-name="P10" svg:width="0.4378in" svg:height="0.7677in" svg:x="1.7173in" svg:y="-0.1283in"><draw:text-box><text:p><text:span text:style-name="T10"><text:s text:c="3"/></text:span><text:span text:style-name="T10">1</text:span></text:p><text:p><text:span text:style-name="T10">3</text:span></text:p><text:p><text:span text:style-name="T10"><text:s text:c="5"/></text:span><text:span text:style-name="T10">5</text:span></text:p><text:p><text:span text:style-name="T10">7</text:span></text:p></draw:text-box></draw:frame></text:p>
      <text:p text:style-name="Standard"/>
      <text:p text:style-name="Standard"/>
      <text:p text:style-name="Standard"/>
      <text:p text:style-name="Standard"><draw:frame text:anchor-type="paragraph" draw:z-index="26" draw:name="Shape6_10" draw:style-name="gr13" draw:text-style-name="P10" svg:width="0.4898in" svg:height="0.2713in" svg:x="2.3945in" svg:y="0.1902in"><draw:text-box><text:p><text:span text:style-name="T10">8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tab/><text:span text:style-name="T3">C. S = {0, 1, 2, 3, 4, 5, 6, 7, 8, 9}, A = {1, 2, 3, 5, 6, 7, 8} dan B = {0, 1, 3, 6, 7, 9}</text:span></text:p>
      <text:p text:style-name="Standard"/>
      <text:p text:style-name="Standard"><draw:custom-shape text:anchor-type="paragraph" draw:z-index="27" draw:name="Shape4_3" draw:style-name="gr6" draw:text-style-name="P16" svg:width="2.9067in" svg:height="1.9169in" svg:x="1.0445in" svg:y="0.0335in"><text:p/><draw:enhanced-geometry svg:viewBox="0 0 21600 21600" draw:type="rectangle" draw:enhanced-path="M 0 0 L 21600 0 21600 21600 0 21600 0 0 Z N"/></draw:custom-shape><draw:custom-shape text:anchor-type="paragraph" draw:z-index="28" draw:name="Shape4_4" draw:style-name="gr11" draw:text-style-name="P19" svg:width="0.3961in" svg:height="0.3024in" svg:x="1.0445in" svg:y="0.0335in"><text:p text:style-name="P18">S</text:p><draw:enhanced-geometry svg:viewBox="0 0 21600 21600" draw:type="rectangle" draw:enhanced-path="M 0 0 L 21600 0 21600 21600 0 21600 0 0 Z N"/></draw:custom-shape><draw:frame text:anchor-type="paragraph" draw:z-index="30" draw:name="Shape6_11" draw:style-name="gr3" draw:text-style-name="P13" svg:width="0.2898in" svg:height="0.2815in" svg:x="1.9528in" svg:y="0.2319in"><draw:text-box><text:p>A</text:p></draw:text-box></draw:frame><draw:custom-shape text:anchor-type="paragraph" draw:z-index="37" draw:name="Shape4_5" draw:style-name="gr6" draw:text-style-name="P16" svg:width="2.9067in" svg:height="1.9169in" svg:x="1.0445in" svg:y="3.5772in"><text:p/><draw:enhanced-geometry svg:viewBox="0 0 21600 21600" draw:type="rectangle" draw:enhanced-path="M 0 0 L 21600 0 21600 21600 0 21600 0 0 Z N"/></draw:custom-shape><draw:custom-shape text:anchor-type="paragraph" draw:z-index="38" draw:name="Shape4_6" draw:style-name="gr11" draw:text-style-name="P19" svg:width="0.3961in" svg:height="0.3024in" svg:x="1.0445in" svg:y="3.5772in"><text:p text:style-name="P18">S</text:p><draw:enhanced-geometry svg:viewBox="0 0 21600 21600" draw:type="rectangle" draw:enhanced-path="M 0 0 L 21600 0 21600 21600 0 21600 0 0 Z N"/></draw:custom-shape></text:p>
      <text:p text:style-name="Standard"><draw:custom-shape text:anchor-type="paragraph" draw:z-index="29" draw:name="Shape5_3" draw:style-name="gr10" draw:text-style-name="P17" svg:width="1.1189in" svg:height="1.0835in" svg:x="1.4217in" svg:y="0.27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42" draw:name="Shape6_17" draw:style-name="gr3" draw:text-style-name="P13" svg:width="0.2898in" svg:height="0.2815in" svg:x="1.9528in" svg:y="3.6445in"><draw:text-box><text:p>A</text:p></draw:text-box></draw:frame><draw:frame text:anchor-type="paragraph" draw:z-index="43" draw:name="Shape6_18" draw:style-name="gr3" draw:text-style-name="P10" svg:width="0.2898in" svg:height="0.2815in" svg:x="2.661in" svg:y="3.6272in"><draw:text-box><text:p><text:span text:style-name="T10">B</text:span></text:p></draw:text-box></draw:frame></text:p>
      <text:p text:style-name="Standard"><draw:custom-shape text:anchor-type="paragraph" draw:z-index="31" draw:name="Shape5_4" draw:style-name="gr10" draw:text-style-name="P17" svg:width="1.1189in" svg:height="1.0835in" svg:x="2.1256in" svg:y="0.08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2" draw:name="Shape6_12" draw:style-name="gr3" draw:text-style-name="P10" svg:width="0.2898in" svg:height="0.2815in" svg:x="2.661in" svg:y="-0.1791in"><draw:text-box><text:p><text:span text:style-name="T10">B</text:span></text:p></draw:text-box></draw:frame></text:p>
      <text:p text:style-name="Standard"><draw:frame text:anchor-type="paragraph" draw:z-index="33" draw:name="Shape6_13" draw:style-name="gr1" draw:text-style-name="P10" svg:width="0.2898in" svg:height="0.7677in" svg:x="2.3193in" svg:y="0.0854in"><draw:text-box><text:p><text:span text:style-name="T10">1</text:span></text:p><text:p><text:span text:style-name="T10">3</text:span></text:p><text:p><text:span text:style-name="T10">6</text:span></text:p><text:p><text:span text:style-name="T10">7</text:span></text:p></draw:text-box></draw:frame><draw:frame text:anchor-type="paragraph" draw:z-index="35" draw:name="Shape6_15" draw:style-name="gr1" draw:text-style-name="P10" svg:width="0.4378in" svg:height="0.7677in" svg:x="2.7673in" svg:y="0.1339in"><draw:text-box><text:p><text:span text:style-name="T10"><text:s/></text:span><text:span text:style-name="T10">0</text:span></text:p><text:p><text:span text:style-name="T10"><text:s text:c="4"/></text:span><text:span text:style-name="T10">9</text:span></text:p></draw:text-box></draw:frame><draw:frame text:anchor-type="paragraph" draw:z-index="36" draw:name="Shape6_16" draw:style-name="gr1" draw:text-style-name="P10" svg:width="0.4378in" svg:height="0.7677in" svg:x="2.2425in" svg:y="1.0528in"><draw:text-box><text:p><text:span text:style-name="T10"><text:s/></text:span><text:span text:style-name="T10">4</text:span></text:p></draw:text-box></draw:frame><draw:frame text:anchor-type="paragraph" draw:z-index="44" draw:name="Shape6_19" draw:style-name="gr1" draw:text-style-name="P10" svg:width="0.2898in" svg:height="0.7677in" svg:x="2.3193in" svg:y="3.6291in"><draw:text-box><text:p><text:span text:style-name="T10">3</text:span></text:p><text:p><text:span text:style-name="T10">5</text:span></text:p><text:p><text:span text:style-name="T10">7</text:span></text:p><text:p><text:span text:style-name="T10">9</text:span></text:p></draw:text-box></draw:frame><draw:frame text:anchor-type="paragraph" draw:z-index="45" draw:name="Shape6_20" draw:style-name="gr1" draw:text-style-name="P10" svg:width="0.4378in" svg:height="0.7677in" svg:x="1.7173in" svg:y="3.678in"><draw:text-box><text:p><text:span text:style-name="T10"><text:s text:c="4"/></text:span><text:span text:style-name="T10">1</text:span></text:p><text:p><text:span text:style-name="T10">12</text:span></text:p></draw:text-box></draw:frame></text:p>
      <text:p text:style-name="Standard"><draw:frame text:anchor-type="paragraph" draw:z-index="34" draw:name="Shape6_14" draw:style-name="gr1" draw:text-style-name="P10" svg:width="0.4378in" svg:height="0.7677in" svg:x="1.7173in" svg:y="-0.1283in"><draw:text-box><text:p><text:span text:style-name="T10"><text:s text:c="3"/></text:span><text:span text:style-name="T10">2</text:span></text:p><text:p><text:span text:style-name="T10">5</text:span></text:p><text:p><text:span text:style-name="T10"><text:s text:c="2"/></text:span><text:span text:style-name="T10">8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2. Jika himpunan S = {0, 1, 2, 3, 4, 5, 6, 7, 8, 9,10, 11, 12}, A = {1, 3, 5, 7, 9, 12} dan B =</text:p>
      <text:p text:style-name="P4"><text:s text:c="4"/>{0, 3, 5, 7, 9, 10}</text:p>
      <text:p text:style-name="P5"><text:s text:c="3"/></text:p>
      <text:p text:style-name="P5"><text:s text:c="3"/>Tentukanlah himpunan dan diagram dari;</text:p>
      <text:p text:style-name="P5"/>
      <text:p text:style-name="P5"><text:tab/><text:span text:style-name="T4">A. Irisan A dan B</text:span></text:p>
      <text:p text:style-name="P5"><draw:custom-shape text:anchor-type="paragraph" draw:z-index="40" draw:name="Shape5_6" draw:style-name="gr10" draw:text-style-name="P17" svg:width="1.1189in" svg:height="1.0835in" svg:x="2.078in" svg:y="0.62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name="Shape7" draw:style-name="gr12" draw:text-style-name="P20" svg:width="0.365in" svg:height="0.8858in" svg:x="2.1382in" svg:y="0.693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name="Shape5_5" draw:style-name="gr10" draw:text-style-name="P17" svg:width="1.1189in" svg:height="1.0835in" svg:x="1.4799in" svg:y="0.62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46" draw:name="Shape6_21" draw:style-name="gr1" draw:text-style-name="P10" svg:width="0.4378in" svg:height="0.7677in" svg:x="2.6547in" svg:y="0.8445in"><draw:text-box><text:p><text:span text:style-name="T10">0 <text:s text:c="3"/></text:span></text:p><text:p><text:span text:style-name="T10"><text:s text:c="3"/></text:span><text:span text:style-name="T10">10</text:span></text:p></draw:text-box></draw:frame><draw:frame text:anchor-type="paragraph" draw:z-index="47" draw:name="Shape6_22" draw:style-name="gr1" draw:text-style-name="P10" svg:width="1.2087in" svg:height="0.7677in" svg:x="1.9091in" svg:y="1.8445in"><draw:text-box><text:p><text:span text:style-name="T10"><text:s/></text:span><text:span text:style-name="T10">2 <text:s text:c="2"/>4 <text:s text:c="2"/>6 <text:s text:c="2"/>8 <text:s text:c="2"/>11</text:span></text:p></draw:text-box></draw:frame><draw:custom-shape text:anchor-type="paragraph" draw:z-index="49" draw:name="Shape4_7" draw:style-name="gr6" draw:text-style-name="P16" svg:width="2.9067in" svg:height="1.9169in" svg:x="1.0445in" svg:y="3.052in"><text:p/><draw:enhanced-geometry svg:viewBox="0 0 21600 21600" draw:type="rectangle" draw:enhanced-path="M 0 0 L 21600 0 21600 21600 0 21600 0 0 Z N"/></draw:custom-shape><draw:custom-shape text:anchor-type="paragraph" draw:z-index="50" draw:name="Shape4_8" draw:style-name="gr11" draw:text-style-name="P19" svg:width="0.3961in" svg:height="0.3024in" svg:x="1.0445in" svg:y="3.052in"><text:p text:style-name="P18">S</text:p><draw:enhanced-geometry svg:viewBox="0 0 21600 21600" draw:type="rectangle" draw:enhanced-path="M 0 0 L 21600 0 21600 21600 0 21600 0 0 Z N"/></draw:custom-shape></text:p>
      <text:p text:style-name="P5"><draw:frame text:anchor-type="paragraph" draw:z-index="54" draw:name="Shape6_24" draw:style-name="gr3" draw:text-style-name="P10" svg:width="0.2898in" svg:height="0.2815in" svg:x="2.661in" svg:y="2.9709in"><draw:text-box><text:p><text:span text:style-name="T10">B</text:span></text:p></draw:text-box></draw:frame></text:p>
      <text:p text:style-name="P5"><draw:frame text:anchor-type="paragraph" draw:z-index="53" draw:name="Shape6_23" draw:style-name="gr3" draw:text-style-name="P13" svg:width="0.2898in" svg:height="0.2815in" svg:x="1.9528in" svg:y="2.8571in"><draw:text-box><text:p>A</text:p></draw:text-box></draw:frame></text:p>
      <text:p text:style-name="P5"><draw:custom-shape text:anchor-type="paragraph" draw:z-index="51" draw:name="Shape5_7" draw:style-name="gr4" draw:text-style-name="P12" svg:width="1.1189in" svg:height="1.0835in" svg:x="1.4799in" svg:y="2.8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name="Shape5_8" draw:style-name="gr4" draw:text-style-name="P12" svg:width="1.1189in" svg:height="1.0835in" svg:x="2.078in" svg:y="2.8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57" draw:name="Shape6_27" draw:style-name="gr1" draw:text-style-name="P10" svg:width="0.2898in" svg:height="0.7677in" svg:x="2.3193in" svg:y="2.9728in"><draw:text-box><text:p><text:span text:style-name="T10">3</text:span></text:p><text:p><text:span text:style-name="T10">5</text:span></text:p><text:p><text:span text:style-name="T10">7</text:span></text:p><text:p><text:span text:style-name="T10">9</text:span></text:p></draw:text-box></draw:frame></text:p>
      <text:p text:style-name="P5"><draw:frame text:anchor-type="paragraph" draw:z-index="55" draw:name="Shape6_25" draw:style-name="gr1" draw:text-style-name="P10" svg:width="0.4378in" svg:height="0.7677in" svg:x="1.7173in" svg:y="2.8902in"><draw:text-box><text:p><text:span text:style-name="T10"><text:s text:c="4"/></text:span><text:span text:style-name="T10">1</text:span></text:p><text:p><text:span text:style-name="T10">12</text:span></text:p></draw:text-box></draw:frame><draw:frame text:anchor-type="paragraph" draw:z-index="56" draw:name="Shape6_26" draw:style-name="gr1" draw:text-style-name="P10" svg:width="0.4378in" svg:height="0.7677in" svg:x="2.6547in" svg:y="2.9445in"><draw:text-box><text:p><text:span text:style-name="T10">0 <text:s text:c="3"/></text:span></text:p><text:p><text:span text:style-name="T10"><text:s text:c="3"/></text:span><text:span text:style-name="T10">10</text:span></text:p></draw:text-box></draw:frame></text:p>
      <text:p text:style-name="P5"/>
      <text:p text:style-name="P5"/>
      <text:p text:style-name="P5"/>
      <text:p text:style-name="P5"/>
      <text:p text:style-name="P5"><draw:frame text:anchor-type="paragraph" draw:z-index="58" draw:name="Shape6_28" draw:style-name="gr1" draw:text-style-name="P10" svg:width="1.2087in" svg:height="0.7677in" svg:x="1.9091in" svg:y="2.8945in"><draw:text-box><text:p><text:span text:style-name="T10"><text:s/></text:span><text:span text:style-name="T10">2 <text:s text:c="2"/>4 <text:s text:c="2"/>6 <text:s text:c="2"/>8 <text:s text:c="2"/>11</text:span></text:p></draw:text-box></draw:frame></text:p>
      <text:p text:style-name="P5"/>
      <text:p text:style-name="P5"/>
      <text:p text:style-name="P5"/>
      <text:p text:style-name="P6"><text:tab/></text:p>
      <text:p text:style-name="P6"><text:span text:style-name="T5"><text:tab/>B</text:span>. Gabungan A dan B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draw:custom-shape text:anchor-type="paragraph" draw:z-index="60" draw:name="Shape4_9" draw:style-name="gr6" draw:text-style-name="P16" svg:width="2.9067in" svg:height="1.9169in" svg:x="0.7984in" svg:y="0.4252in"><text:p/><draw:enhanced-geometry svg:viewBox="0 0 21600 21600" draw:type="rectangle" draw:enhanced-path="M 0 0 L 21600 0 21600 21600 0 21600 0 0 Z N"/></draw:custom-shape><text:span text:style-name="T6"><text:tab/></text:span><text:span text:style-name="T8">D</text:span>. <text:span text:style-name="T8">Selisih</text:span> A da<text:span text:style-name="T7">n</text:span> B</text:p>
      <text:p text:style-name="P6"/>
      <text:p text:style-name="P6"><draw:custom-shape text:anchor-type="paragraph" draw:z-index="61" draw:name="Shape4_10" draw:style-name="gr5" draw:text-style-name="P15" svg:width="0.3969in" svg:height="0.3031in" svg:x="0.7984in" svg:y="0.0417in"><text:p text:style-name="P14"><text:span text:style-name="T10">S</text:span></text:p><draw:enhanced-geometry svg:viewBox="0 0 21600 21600" draw:type="rectangle" draw:enhanced-path="M 0 0 L 21600 0 21600 21600 0 21600 0 0 Z N"/></draw:custom-shape><draw:frame text:anchor-type="paragraph" draw:z-index="67" draw:name="Shape6_34" draw:style-name="gr1" draw:text-style-name="P10" svg:width="1.2087in" svg:height="0.7677in" svg:x="1.5154in" svg:y="1.7134in"><draw:text-box><text:p><text:span text:style-name="T10"><text:s/></text:span><text:span text:style-name="T10">2 <text:s text:c="2"/>4 <text:s text:c="2"/>6 <text:s text:c="2"/>8 <text:s text:c="2"/>11</text:span></text:p></draw:text-box></draw:frame><draw:frame text:anchor-type="paragraph" draw:z-index="75" draw:name="Shape6_35" draw:style-name="gr3" draw:text-style-name="P13" svg:width="0.2898in" svg:height="0.2815in" svg:x="1.6902in" svg:y="3.2508in"><draw:text-box><text:p>A</text:p></draw:text-box></draw:frame></text:p>
      <text:p text:style-name="P6"><draw:custom-shape text:anchor-type="paragraph" draw:z-index="62" draw:name="Shape5_9" draw:style-name="gr4" draw:text-style-name="P12" svg:width="1.1189in" svg:height="1.0835in" svg:x="1.2173in" svg:y="0.22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63" draw:name="Shape6_29" draw:style-name="gr3" draw:text-style-name="P13" svg:width="0.2898in" svg:height="0.2815in" svg:x="1.6902in" svg:y="-0.0307in"><draw:text-box><text:p>A</text:p></draw:text-box></draw:frame><draw:frame text:anchor-type="paragraph" draw:z-index="64" draw:name="Shape6_30" draw:style-name="gr3" draw:text-style-name="P10" svg:width="0.2898in" svg:height="0.2815in" svg:x="2.3984in" svg:y="-0.048in"><draw:text-box><text:p><text:span text:style-name="T10">B</text:span></text:p></draw:text-box></draw:frame><draw:custom-shape text:anchor-type="paragraph" draw:z-index="65" draw:name="Shape5_10" draw:style-name="gr10" draw:text-style-name="P17" svg:width="1.1189in" svg:height="1.0835in" svg:x="1.8736in" svg:y="0.22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70" draw:name="Shape6_32" draw:style-name="gr1" draw:text-style-name="P10" svg:width="0.4378in" svg:height="0.7677in" svg:x="2.4673in" svg:y="0.4402in"><draw:text-box><text:p><text:span text:style-name="T10">0 <text:s text:c="3"/></text:span></text:p><text:p><text:span text:style-name="T10"><text:s text:c="3"/></text:span><text:span text:style-name="T10">10</text:span></text:p></draw:text-box></draw:frame><draw:frame text:anchor-type="paragraph" draw:z-index="66" draw:name="Shape6_33" draw:style-name="gr1" draw:text-style-name="P10" svg:width="0.4378in" svg:height="0.7677in" svg:x="1.4547in" svg:y="0.3965in"><draw:text-box><text:p><text:span text:style-name="T10"><text:s text:c="4"/></text:span><text:span text:style-name="T10">1</text:span></text:p><text:p><text:span text:style-name="T10">12</text:span></text:p></draw:text-box></draw:frame><draw:custom-shape text:anchor-type="paragraph" draw:z-index="68" draw:name="Shape5_11" draw:style-name="gr9" draw:text-style-name="P11" svg:width="0.4004in" svg:height="0.6669in" svg:x="1.9362in" svg:y="0.48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71" draw:name="Shape8" draw:style-name="gr7" draw:text-style-name="P13" svg:width="1.3232in" svg:height="0.3843in" svg:x="0.8047in" svg:y="1.8846in"><draw:text-box><text:p>A – B = { 1, 12}</text:p></draw:text-box></draw:frame></text:p>
      <text:p text:style-name="P6"/>
      <text:p text:style-name="P6"><draw:frame text:anchor-type="paragraph" draw:z-index="82" draw:name="Shape6_40" draw:style-name="gr1" draw:text-style-name="P10" svg:width="0.4378in" svg:height="0.7677in" svg:x="1.4547in" svg:y="3.1528in"><draw:text-box><text:p><text:span text:style-name="T10"><text:s text:c="4"/></text:span><text:span text:style-name="T10">1</text:span></text:p><text:p><text:span text:style-name="T10">12</text:span></text:p></draw:text-box></draw:frame></text:p>
      <text:p text:style-name="P6"/>
      <text:p text:style-name="P6"/>
      <text:p text:style-name="P6"/>
      <text:p text:style-name="P6"/>
      <text:p text:style-name="P6"/>
      <text:p text:style-name="P6"><text:tab/><text:span text:style-name="T9">E</text:span>. Beda setangkup A dan B</text:p>
      <text:p text:style-name="P6"/>
      <text:p text:style-name="P6"><draw:custom-shape text:anchor-type="paragraph" draw:z-index="73" draw:name="Shape5_12" draw:style-name="gr4" draw:text-style-name="P12" svg:width="1.1189in" svg:height="1.0835in" svg:x="1.2173in" svg:y="0.48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4" draw:name="Shape4_12" draw:style-name="gr5" draw:text-style-name="P15" svg:width="0.3969in" svg:height="0.3031in" svg:x="0.7984in" svg:y="0.0709in"><text:p text:style-name="P14"><text:span text:style-name="T10">S</text:span></text:p><draw:enhanced-geometry svg:viewBox="0 0 21600 21600" draw:type="rectangle" draw:enhanced-path="M 0 0 L 21600 0 21600 21600 0 21600 0 0 Z N"/></draw:custom-shape><draw:frame text:anchor-type="paragraph" draw:z-index="77" draw:name="Shape6_36" draw:style-name="gr3" draw:text-style-name="P10" svg:width="0.2898in" svg:height="0.2815in" svg:x="2.3984in" svg:y="0.2146in"><draw:text-box><text:p><text:span text:style-name="T10">B</text:span></text:p></draw:text-box></draw:frame></text:p>
      <text:p text:style-name="P7"/>
      <text:p text:style-name="P7"><draw:custom-shape text:anchor-type="paragraph" draw:z-index="76" draw:name="Shape5_13" draw:style-name="gr4" draw:text-style-name="P12" svg:width="1.1189in" svg:height="1.0835in" svg:x="1.8736in" svg:y="0.095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7"><draw:custom-shape text:anchor-type="paragraph" draw:z-index="79" draw:name="Shape5_14" draw:style-name="gr2" draw:text-style-name="P11" svg:width="0.463in" svg:height="0.8106in" svg:x="1.8736in" svg:y="0.06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80" draw:name="Shape6_38" draw:style-name="gr1" draw:text-style-name="P10" svg:width="0.2898in" svg:height="0.7677in" svg:x="2.0465in" svg:y="0.1035in"><draw:text-box><text:p><text:span text:style-name="T10">3</text:span></text:p><text:p><text:span text:style-name="T10">5</text:span></text:p><text:p><text:span text:style-name="T10">7</text:span></text:p><text:p><text:span text:style-name="T10">9</text:span></text:p></draw:text-box></draw:frame><draw:frame text:anchor-type="paragraph" draw:z-index="81" draw:name="Shape6_39" draw:style-name="gr1" draw:text-style-name="P10" svg:width="0.4378in" svg:height="0.7677in" svg:x="2.4984in" svg:y="0.0508in"><draw:text-box><text:p><text:span text:style-name="T10">0 <text:s text:c="3"/></text:span></text:p><text:p><text:span text:style-name="T10"><text:s text:c="3"/></text:span><text:span text:style-name="T10">10</text:span></text:p></draw:text-box></draw:frame></text:p>
      <text:p text:style-name="P7"/>
      <text:p text:style-name="P7"><draw:custom-shape text:anchor-type="paragraph" draw:z-index="72" draw:name="Shape4_11" draw:style-name="gr6" draw:text-style-name="P16" svg:width="2.9067in" svg:height="1.9169in" svg:x="0.7984in" svg:y="-0.8874in"><text:p/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/>
      <text:p text:style-name="P7"/>
      <text:p text:style-name="P7"/>
      <text:p text:style-name="P7"><draw:frame text:anchor-type="paragraph" draw:z-index="78" draw:name="Shape6_37" draw:style-name="gr1" draw:text-style-name="P10" svg:width="1.2087in" svg:height="0.7677in" svg:x="1.5154in" svg:y="-0.3866in"><draw:text-box><text:p><text:span text:style-name="T10"><text:s/></text:span><text:span text:style-name="T10">2 <text:s text:c="2"/>4 <text:s text:c="2"/>6 <text:s text:c="2"/>8 <text:s text:c="2"/>11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2" svg:font-family="'Liberation Serif'"/>
    <style:font-face style:name="Lohit Hindi2" svg:font-family="'Lohit Hindi'"/>
    <style:font-face style:name="Liberation Serif1" svg:font-family="'Liberation Serif'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hatch draw:name="Blue_20_45_20_Degrees" draw:display-name="Blue 45 Degrees" draw:style="single" draw:color="#2a6099" draw:distance="0.0799in" draw:rotation="450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style:paragraph-properties fo:text-align="start" style:writing-mode="lr-tb"/>
    </style:style>
    <style:style style:name="M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P4" style:family="paragraph" style:parent-style-name="Footer">
      <style:text-properties officeooo:paragraph-rsid="0007faa9"/>
    </style:style>
    <style:style style:name="MT1" style:family="text">
      <style:text-properties fo:color="#000000" loext:opacity="100%" style:font-name="Liberation Serif2" fo:font-size="12pt" style:font-size-asian="12pt" style:font-name-complex="Liberation Serif2" style:font-size-complex="12pt"/>
    </style:style>
    <style:style style:name="MT2" style:family="text">
      <style:text-properties officeooo:rsid="005f61d4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2.8543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footer>
        <text:p text:style-name="Footer"><draw:frame text:anchor-type="paragraph" draw:z-index="3" draw:name="Shape3" draw:style-name="Mgr1" draw:text-style-name="MP1" svg:width="0.6114in" svg:height="0.6016in" svg:x="-0.6319in" svg:y="-0.148in"><draw:image xlink:href="Pictures/10001A820000034F0000034F6F6873DFF70DC271.svg" xlink:type="simple" xlink:show="embed" xlink:actuate="onLoad" draw:mime-type="image/svg+xml"><text:p/></draw:image><draw:image xlink:href="Pictures/100002010000002000000020EC3B644C412E328F.png" xlink:type="simple" xlink:show="embed" xlink:actuate="onLoad" draw:mime-type="image/png"/><loext:qrcode office:string-value="https://github.com/ekovegeance/ComputerScience" loext:qrcode-errorcorrection="low" loext:qrcode-border="1"/></draw:frame><draw:frame text:anchor-type="paragraph" draw:z-index="6" draw:name="Shape2" draw:style-name="Mgr2" draw:text-style-name="MP3" svg:width="2.8543in" svg:height="0.1925in" svg:x="0.0839in" svg:y="0.0008in"><draw:text-box><text:p text:style-name="MP2"><text:span text:style-name="MT1"><text:s text:c="2"/></text:span><text:span text:style-name="MT1">Eko </text:span><text:span text:style-name="MT1">Saputr</text:span><text:span text:style-name="MT1">a | </text:span><text:span text:style-name="MT1">MAT</text:span><text:span text:style-name="MT1">DIS </text:span><text:span text:style-name="MT1">SM2 </text:span><text:span text:style-name="MT1">24FE</text:span><text:span text:style-name="MT1">B202</text:span><text:span text:style-name="MT1">1</text:span></text:p></draw:text-box></draw:frame></text:p>
        <text:p text:style-name="MP4"><text:span text:style-name="MT2"><text:s text:c="4"/></text:span><text:a xlink:type="simple" xlink:href="http://www.ekovegeance.xyz/" text:style-name="Internet_20_link" text:visited-style-name="Visited_20_Internet_20_Link"><text:span text:style-name="MT2">www.ekovegeance.xyz</text:span></text:a><text:span text:style-name="MT2"> <text:tab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0.4.2$Linux_X86_64 LibreOffice_project/00$Build-2</meta:generator>
    <dc:date>2021-03-25T13:50:35.989000877</dc:date>
    <meta:editing-duration>PT2H45M59S</meta:editing-duration>
    <meta:editing-cycles>62</meta:editing-cycles>
    <meta:document-statistic meta:table-count="0" meta:image-count="0" meta:object-count="2" meta:page-count="3" meta:paragraph-count="15" meta:word-count="155" meta:character-count="592" meta:non-whitespace-character-count="422"/>
  </office:meta>
</office:document-meta>
</file>

<file path=Object 1/content.xml><?xml version="1.0" encoding="utf-8"?>
<math xmlns="http://www.w3.org/1998/Math/MathML" display="block">
  <semantics>
    <mrow>
      <mrow>
        <mi>A</mi>
        <mo stretchy="false">∩</mo>
        <mi>B</mi>
      </mrow>
      <mo stretchy="false">=</mo>
      <mtext>{3,5,7,9 }</mtext>
    </mrow>
    <annotation encoding="StarMath 5.0">A intersection B = "{3,5,7,9 } </annotation>
  </semantics>
</math>
</file>

<file path=Object 2/content.xml><?xml version="1.0" encoding="utf-8"?>
<math xmlns="http://www.w3.org/1998/Math/MathML" display="block">
  <semantics>
    <mrow>
      <mrow>
        <mi>A</mi>
        <mo stretchy="false">∪</mo>
        <mi>B</mi>
      </mrow>
      <mo stretchy="false">=</mo>
      <mtext>{ 0,1,3,5,7,9,10,12 }</mtext>
    </mrow>
    <annotation encoding="StarMath 5.0">A union B = "{ 0,1,3,5,7,9,10,12 }"</annotation>
  </semantics>
</math>
</file>